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4.135cm"/>
    </style:style>
    <style:style style:name="co6" style:family="table-column">
      <style:table-column-properties fo:break-before="auto" style:column-width="12.764cm"/>
    </style:style>
    <style:style style:name="co7" style:family="table-column">
      <style:table-column-properties fo:break-before="auto" style:column-width="14.429cm"/>
    </style:style>
    <style:style style:name="co8" style:family="table-column">
      <style:table-column-properties fo:break-before="auto" style:column-width="2.912cm"/>
    </style:style>
    <style:style style:name="co9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cm" fo:break-before="auto" style:use-optimal-row-height="true"/>
    </style:style>
    <style:style style:name="ro3" style:family="table-row">
      <style:table-row-properties style:row-height="3.422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3" style:family="table-cell" style:parent-style-name="Default" style:data-style-name="N37"/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a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st</text:p>
          </table:table-cell>
          <table:table-cell office:value-type="string">
            <text:p>Share</text:p>
          </table:table-cell>
          <table:table-cell office:value-type="string">
            <text:p>share</text:p>
          </table:table-cell>
          <table:table-cell office:value-type="string">
            <text:p>click on share it should show the list in message (Iphone)</text:p>
          </table:table-cell>
          <table:table-cell/>
          <table:table-cell office:value-type="string">
            <text:p>Fail</text:p>
          </table:table-cell>
          <table:table-cell table:style-name="ce3" office:value-type="date" office:date-value="2013-07-31">
            <text:p>31/07/1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ist</text:p>
          </table:table-cell>
          <table:table-cell table:style-name="ce2" office:value-type="string">
            <text:p>List overview</text:p>
          </table:table-cell>
          <table:table-cell office:value-type="string">
            <text:p>click on list overview </text:p>
            <text:p>Click on back </text:p>
            <text:p>Click on new list </text:p>
            <text:p>Deleting all list </text:p>
          </table:table-cell>
          <table:table-cell office:value-type="string">
            <text:p>1.Delete all list and going back to list </text:p>
            <text:p>2.When there is already a list which is not used by the user</text:p>
            <text:p>and trying to create another </text:p>
            <text:p>3.Trying to create more than two list for non subscribed user</text:p>
            <text:p>4.Checking the names in the list Whether it showing </text:p>
            <text:p>active items or not.</text:p>
            <text:p/>
          </table:table-cell>
          <table:table-cell table:number-columns-repeated="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ist</text:p>
          </table:table-cell>
          <table:table-cell office:value-type="string">
            <text:p>Adding item</text:p>
          </table:table-cell>
          <table:table-cell office:value-type="string">
            <text:p>Add a new item </text:p>
            <text:p>Add a existing item</text:p>
            <text:p>Add a nutrition item</text:p>
            <text:p/>
          </table:table-cell>
          <table:table-cell office:value-type="string">
            <text:p>1.Add a new item without quantity ang without selecting the category</text:p>
            <text:p>2.Add a item with quantity and category</text:p>
            <text:p>3.Add a user item from useritems overview</text:p>
            <text:p>4.Increase the quanitiy from list and by adding from user item overview</text:p>
            <text:p>5.Adding nutrition item from nutrition db and increasing the </text:p>
            <text:p>quantity from nutritional facts</text:p>
            <text:p>6.When adding a item it should show back button which allows users to</text:p>
            <text:p><text:s/>Go back to list</text:p>
          </table:table-cell>
          <table:table-cell table:number-columns-repeated="4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List</text:p>
          </table:table-cell>
          <table:table-cell office:value-type="string">
            <text:p>useritem overview icon</text:p>
          </table:table-cell>
          <table:table-cell office:value-type="string">
            <text:p>click on user item overview</text:p>
          </table:table-cell>
          <table:table-cell office:value-type="string">
            <text:p>1.Add a new item without quantity and without selecting the category </text:p>
            <text:p>2.Add a item with quantity and category</text:p>
            <text:p><text:s/>3.Add a user item from useritems overview </text:p>
            <text:p>4.Increase the quanitiy from list and by adding from user item overview </text:p>
            <text:p>5.Adding nutrition item from nutrition db and increasing the <text:s/>quantity from nutritional facts </text:p>
            <text:p>6.When adding a item it should show back button which allows users to <text:s/>Go back to list</text:p>
          </table:table-cell>
          <table:table-cell table:number-columns-repeated="4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List</text:p>
          </table:table-cell>
          <table:table-cell office:value-type="string">
            <text:p>items in list</text:p>
          </table:table-cell>
          <table:table-cell office:value-type="string">
            <text:p>Click on list for long time </text:p>
            <text:p>Tap a item</text:p>
          </table:table-cell>
          <table:table-cell office:value-type="string">
            <text:p>1.When clicked long time it will go to edit mode</text:p>
            <text:p>2.By tapping a item it will go to bought list</text:p>
            <text:p>3.When tap item from bought list it will come to shopping list</text:p>
            <text:p>4.Check on the app icon number of active items added 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utrition table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utrition table</text:p>
          </table:table-cell>
          <table:table-cell office:value-type="string">
            <text:p>Search</text:p>
          </table:table-cell>
          <table:table-cell office:value-type="string">
            <text:p>search a item -&gt;it should go to item detail page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utrition table</text:p>
          </table:table-cell>
          <table:table-cell office:value-type="string">
            <text:p>Item detail</text:p>
          </table:table-cell>
          <table:table-cell office:value-type="string">
            <text:p>search a item -&gt;we can add a item <text:s/>from here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fo</text:p>
          </table:table-cell>
          <table:table-cell office:value-type="string">
            <text:p>Click on” food link”</text:p>
          </table:table-cell>
          <table:table-cell office:value-type="string">
            <text:p>It should open in safari</text:p>
          </table:table-cell>
          <table:table-cell table:number-columns-repeated="5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Info</text:p>
          </table:table-cell>
          <table:table-cell office:value-type="string">
            <text:p>follow on facebbok</text:p>
          </table:table-cell>
          <table:table-cell office:value-type="string">
            <text:p>login from settings-&gt;click on follow us on facebook</text:p>
            <text:p>Login through safari -&gt;click on follow us on facebook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fo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ettings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settings</text:p>
          </table:table-cell>
          <table:table-cell office:value-type="string">
            <text:p>shopping list letter size</text:p>
          </table:table-cell>
          <table:table-cell office:value-type="string">
            <text:p>for non subscribed user if we click it should take to buy page</text:p>
            <text:p>For subscribed users it should allow to change the font size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ettings</text:p>
          </table:table-cell>
          <table:table-cell office:value-type="string">
            <text:p>Useritem overview </text:p>
          </table:table-cell>
          <table:table-cell office:value-type="string">
            <text:p>It should allow users to see the itemsby priority (Alphabetic,latest,category )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ettings</text:p>
          </table:table-cell>
          <table:table-cell office:value-type="string">
            <text:p>Useritem overview </text:p>
          </table:table-cell>
          <table:table-cell office:value-type="string">
            <text:p>it <text:s/>should allow to edit or delete and to add to list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seritem overview 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seritem overview </text:p>
          </table:table-cell>
          <table:table-cell office:value-type="string">
            <text:p>Done</text:p>
          </table:table-cell>
          <table:table-cell office:value-type="string">
            <text:p>done-&gt;it should go to the previous page</text:p>
          </table:table-cell>
          <table:table-cell table:number-columns-repeated="5"/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settings</text:p>
          </table:table-cell>
          <table:table-cell office:value-type="string">
            <text:p>useritem categories </text:p>
          </table:table-cell>
          <table:table-cell office:value-type="string">
            <text:p>click on it-&gt;It should open the category page</text:p>
            <text:p>It should allow to change the name and delete the name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ettings</text:p>
          </table:table-cell>
          <table:table-cell office:value-type="string">
            <text:p>Prevent auto sleep</text:p>
          </table:table-cell>
          <table:table-cell office:value-type="string">
            <text:p>Click on this and go to list page it shouldn't allow to auto sleep for 15 min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ettings</text:p>
          </table:table-cell>
          <table:table-cell office:value-type="string">
            <text:p>Register</text:p>
          </table:table-cell>
          <table:table-cell office:value-type="string">
            <text:p>It shpuld go to the register page for parse.com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uypage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uypage</text:p>
          </table:table-cell>
          <table:table-cell office:value-type="string">
            <text:p>buy a subscription</text:p>
          </table:table-cell>
          <table:table-cell office:value-type="string">
            <text:p>click on it-&gt;It will ask confirm purchase-&gt;click ok -&gt;it will show subscribed message </text:p>
          </table:table-cell>
          <table:table-cell table:number-columns-repeated="5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Buypage</text:p>
          </table:table-cell>
          <table:table-cell office:value-type="string">
            <text:p>Already have subscription</text:p>
          </table:table-cell>
          <table:table-cell office:value-type="string">
            <text:p>Click on it-&gt;It will open another page-&gt;and click on i already have an account-&gt;it will open parse.com to login</text:p>
            <text:p>Click on create new account-&gt;It will show registration page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uypage</text:p>
          </table:table-cell>
          <table:table-cell office:value-type="string">
            <text:p>Facebook</text:p>
          </table:table-cell>
          <table:table-cell office:value-type="string">
            <text:p>click on the link it should go to the facebook (both from safari and settings)</text:p>
          </table:table-cell>
          <table:table-cell table:number-columns-repeated="5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1/08/2013</text:date>, <text:time>12:2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8-01T12:21:25.74</dc:date>
    <meta:editing-duration>PT5H36M54S</meta:editing-duration>
    <meta:editing-cycles>21</meta:editing-cycles>
    <meta:generator>OpenOffice.org/3.4$Win32 OpenOffice.org_project/340m1$Build-9590</meta:generator>
    <meta:document-statistic meta:table-count="3" meta:cell-count="112" meta:object-count="0"/>
  </office:meta>
</office:document-meta>
</file>